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 40/Configurations2/statusbar/"/>
  <manifest:file-entry manifest:media-type="" manifest:full-path="Object 40/Configurations2/floater/"/>
  <manifest:file-entry manifest:media-type="" manifest:full-path="Object 40/Configurations2/popupmenu/"/>
  <manifest:file-entry manifest:media-type="" manifest:full-path="Object 40/Configurations2/progressbar/"/>
  <manifest:file-entry manifest:media-type="" manifest:full-path="Object 40/Configurations2/menubar/"/>
  <manifest:file-entry manifest:media-type="" manifest:full-path="Object 40/Configurations2/toolbar/"/>
  <manifest:file-entry manifest:media-type="" manifest:full-path="Object 40/Configurations2/images/Bitmaps/"/>
  <manifest:file-entry manifest:media-type="" manifest:full-path="Object 40/Configurations2/images/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" manifest:full-path="Object 41/Configurations2/statusbar/"/>
  <manifest:file-entry manifest:media-type="" manifest:full-path="Object 41/Configurations2/floater/"/>
  <manifest:file-entry manifest:media-type="" manifest:full-path="Object 41/Configurations2/popupmenu/"/>
  <manifest:file-entry manifest:media-type="" manifest:full-path="Object 41/Configurations2/progressbar/"/>
  <manifest:file-entry manifest:media-type="" manifest:full-path="Object 41/Configurations2/menubar/"/>
  <manifest:file-entry manifest:media-type="" manifest:full-path="Object 41/Configurations2/toolbar/"/>
  <manifest:file-entry manifest:media-type="" manifest:full-path="Object 41/Configurations2/images/Bitmaps/"/>
  <manifest:file-entry manifest:media-type="" manifest:full-path="Object 41/Configurations2/images/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42/Configurations2/statusbar/"/>
  <manifest:file-entry manifest:media-type="" manifest:full-path="Object 42/Configurations2/floater/"/>
  <manifest:file-entry manifest:media-type="" manifest:full-path="Object 42/Configurations2/popupmenu/"/>
  <manifest:file-entry manifest:media-type="" manifest:full-path="Object 42/Configurations2/progressbar/"/>
  <manifest:file-entry manifest:media-type="" manifest:full-path="Object 42/Configurations2/menubar/"/>
  <manifest:file-entry manifest:media-type="" manifest:full-path="Object 42/Configurations2/toolbar/"/>
  <manifest:file-entry manifest:media-type="" manifest:full-path="Object 42/Configurations2/images/Bitmaps/"/>
  <manifest:file-entry manifest:media-type="" manifest:full-path="Object 42/Configurations2/images/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Object 43/Configurations2/statusbar/"/>
  <manifest:file-entry manifest:media-type="" manifest:full-path="Object 43/Configurations2/floater/"/>
  <manifest:file-entry manifest:media-type="" manifest:full-path="Object 43/Configurations2/popupmenu/"/>
  <manifest:file-entry manifest:media-type="" manifest:full-path="Object 43/Configurations2/progressbar/"/>
  <manifest:file-entry manifest:media-type="" manifest:full-path="Object 43/Configurations2/menubar/"/>
  <manifest:file-entry manifest:media-type="" manifest:full-path="Object 43/Configurations2/toolbar/"/>
  <manifest:file-entry manifest:media-type="" manifest:full-path="Object 43/Configurations2/images/Bitmaps/"/>
  <manifest:file-entry manifest:media-type="" manifest:full-path="Object 43/Configurations2/images/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44/Configurations2/statusbar/"/>
  <manifest:file-entry manifest:media-type="" manifest:full-path="Object 44/Configurations2/floater/"/>
  <manifest:file-entry manifest:media-type="" manifest:full-path="Object 44/Configurations2/popupmenu/"/>
  <manifest:file-entry manifest:media-type="" manifest:full-path="Object 44/Configurations2/progressbar/"/>
  <manifest:file-entry manifest:media-type="" manifest:full-path="Object 44/Configurations2/menubar/"/>
  <manifest:file-entry manifest:media-type="" manifest:full-path="Object 44/Configurations2/toolbar/"/>
  <manifest:file-entry manifest:media-type="" manifest:full-path="Object 44/Configurations2/images/Bitmaps/"/>
  <manifest:file-entry manifest:media-type="" manifest:full-path="Object 44/Configurations2/images/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" manifest:full-path="Object 45/Configurations2/statusbar/"/>
  <manifest:file-entry manifest:media-type="" manifest:full-path="Object 45/Configurations2/floater/"/>
  <manifest:file-entry manifest:media-type="" manifest:full-path="Object 45/Configurations2/popupmenu/"/>
  <manifest:file-entry manifest:media-type="" manifest:full-path="Object 45/Configurations2/progressbar/"/>
  <manifest:file-entry manifest:media-type="" manifest:full-path="Object 45/Configurations2/menubar/"/>
  <manifest:file-entry manifest:media-type="" manifest:full-path="Object 45/Configurations2/toolbar/"/>
  <manifest:file-entry manifest:media-type="" manifest:full-path="Object 45/Configurations2/images/Bitmaps/"/>
  <manifest:file-entry manifest:media-type="" manifest:full-path="Object 45/Configurations2/images/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46/Configurations2/statusbar/"/>
  <manifest:file-entry manifest:media-type="" manifest:full-path="Object 46/Configurations2/floater/"/>
  <manifest:file-entry manifest:media-type="" manifest:full-path="Object 46/Configurations2/popupmenu/"/>
  <manifest:file-entry manifest:media-type="" manifest:full-path="Object 46/Configurations2/progressbar/"/>
  <manifest:file-entry manifest:media-type="" manifest:full-path="Object 46/Configurations2/menubar/"/>
  <manifest:file-entry manifest:media-type="" manifest:full-path="Object 46/Configurations2/toolbar/"/>
  <manifest:file-entry manifest:media-type="" manifest:full-path="Object 46/Configurations2/images/Bitmaps/"/>
  <manifest:file-entry manifest:media-type="" manifest:full-path="Object 46/Configurations2/images/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" manifest:full-path="Object 47/Configurations2/statusbar/"/>
  <manifest:file-entry manifest:media-type="" manifest:full-path="Object 47/Configurations2/floater/"/>
  <manifest:file-entry manifest:media-type="" manifest:full-path="Object 47/Configurations2/popupmenu/"/>
  <manifest:file-entry manifest:media-type="" manifest:full-path="Object 47/Configurations2/progressbar/"/>
  <manifest:file-entry manifest:media-type="" manifest:full-path="Object 47/Configurations2/menubar/"/>
  <manifest:file-entry manifest:media-type="" manifest:full-path="Object 47/Configurations2/toolbar/"/>
  <manifest:file-entry manifest:media-type="" manifest:full-path="Object 47/Configurations2/images/Bitmaps/"/>
  <manifest:file-entry manifest:media-type="" manifest:full-path="Object 47/Configurations2/images/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" manifest:full-path="Object 48/Configurations2/statusbar/"/>
  <manifest:file-entry manifest:media-type="" manifest:full-path="Object 48/Configurations2/floater/"/>
  <manifest:file-entry manifest:media-type="" manifest:full-path="Object 48/Configurations2/popupmenu/"/>
  <manifest:file-entry manifest:media-type="" manifest:full-path="Object 48/Configurations2/progressbar/"/>
  <manifest:file-entry manifest:media-type="" manifest:full-path="Object 48/Configurations2/menubar/"/>
  <manifest:file-entry manifest:media-type="" manifest:full-path="Object 48/Configurations2/toolbar/"/>
  <manifest:file-entry manifest:media-type="" manifest:full-path="Object 48/Configurations2/images/Bitmaps/"/>
  <manifest:file-entry manifest:media-type="" manifest:full-path="Object 48/Configurations2/images/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" manifest:full-path="Object 49/Configurations2/statusbar/"/>
  <manifest:file-entry manifest:media-type="" manifest:full-path="Object 49/Configurations2/floater/"/>
  <manifest:file-entry manifest:media-type="" manifest:full-path="Object 49/Configurations2/popupmenu/"/>
  <manifest:file-entry manifest:media-type="" manifest:full-path="Object 49/Configurations2/progressbar/"/>
  <manifest:file-entry manifest:media-type="" manifest:full-path="Object 49/Configurations2/menubar/"/>
  <manifest:file-entry manifest:media-type="" manifest:full-path="Object 49/Configurations2/toolbar/"/>
  <manifest:file-entry manifest:media-type="" manifest:full-path="Object 49/Configurations2/images/Bitmaps/"/>
  <manifest:file-entry manifest:media-type="" manifest:full-path="Object 49/Configurations2/images/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content.xml"/>
  <manifest:file-entry manifest:media-type="" manifest:full-path="Object 50/Configurations2/statusbar/"/>
  <manifest:file-entry manifest:media-type="" manifest:full-path="Object 50/Configurations2/floater/"/>
  <manifest:file-entry manifest:media-type="" manifest:full-path="Object 50/Configurations2/popupmenu/"/>
  <manifest:file-entry manifest:media-type="" manifest:full-path="Object 50/Configurations2/progressbar/"/>
  <manifest:file-entry manifest:media-type="" manifest:full-path="Object 50/Configurations2/menubar/"/>
  <manifest:file-entry manifest:media-type="" manifest:full-path="Object 50/Configurations2/toolbar/"/>
  <manifest:file-entry manifest:media-type="" manifest:full-path="Object 50/Configurations2/images/Bitmaps/"/>
  <manifest:file-entry manifest:media-type="" manifest:full-path="Object 50/Configurations2/images/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" manifest:full-path="Object 51/Configurations2/statusbar/"/>
  <manifest:file-entry manifest:media-type="" manifest:full-path="Object 51/Configurations2/floater/"/>
  <manifest:file-entry manifest:media-type="" manifest:full-path="Object 51/Configurations2/popupmenu/"/>
  <manifest:file-entry manifest:media-type="" manifest:full-path="Object 51/Configurations2/progressbar/"/>
  <manifest:file-entry manifest:media-type="" manifest:full-path="Object 51/Configurations2/menubar/"/>
  <manifest:file-entry manifest:media-type="" manifest:full-path="Object 51/Configurations2/toolbar/"/>
  <manifest:file-entry manifest:media-type="" manifest:full-path="Object 51/Configurations2/images/Bitmaps/"/>
  <manifest:file-entry manifest:media-type="" manifest:full-path="Object 51/Configurations2/images/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" manifest:full-path="Object 52/Configurations2/statusbar/"/>
  <manifest:file-entry manifest:media-type="" manifest:full-path="Object 52/Configurations2/floater/"/>
  <manifest:file-entry manifest:media-type="" manifest:full-path="Object 52/Configurations2/popupmenu/"/>
  <manifest:file-entry manifest:media-type="" manifest:full-path="Object 52/Configurations2/progressbar/"/>
  <manifest:file-entry manifest:media-type="" manifest:full-path="Object 52/Configurations2/menubar/"/>
  <manifest:file-entry manifest:media-type="" manifest:full-path="Object 52/Configurations2/toolbar/"/>
  <manifest:file-entry manifest:media-type="" manifest:full-path="Object 52/Configurations2/images/Bitmaps/"/>
  <manifest:file-entry manifest:media-type="" manifest:full-path="Object 52/Configurations2/images/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" manifest:full-path="Object 53/Configurations2/statusbar/"/>
  <manifest:file-entry manifest:media-type="" manifest:full-path="Object 53/Configurations2/floater/"/>
  <manifest:file-entry manifest:media-type="" manifest:full-path="Object 53/Configurations2/popupmenu/"/>
  <manifest:file-entry manifest:media-type="" manifest:full-path="Object 53/Configurations2/progressbar/"/>
  <manifest:file-entry manifest:media-type="" manifest:full-path="Object 53/Configurations2/menubar/"/>
  <manifest:file-entry manifest:media-type="" manifest:full-path="Object 53/Configurations2/toolbar/"/>
  <manifest:file-entry manifest:media-type="" manifest:full-path="Object 53/Configurations2/images/Bitmaps/"/>
  <manifest:file-entry manifest:media-type="" manifest:full-path="Object 53/Configurations2/images/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" manifest:full-path="Object 54/Configurations2/statusbar/"/>
  <manifest:file-entry manifest:media-type="" manifest:full-path="Object 54/Configurations2/floater/"/>
  <manifest:file-entry manifest:media-type="" manifest:full-path="Object 54/Configurations2/popupmenu/"/>
  <manifest:file-entry manifest:media-type="" manifest:full-path="Object 54/Configurations2/progressbar/"/>
  <manifest:file-entry manifest:media-type="" manifest:full-path="Object 54/Configurations2/menubar/"/>
  <manifest:file-entry manifest:media-type="" manifest:full-path="Object 54/Configurations2/toolbar/"/>
  <manifest:file-entry manifest:media-type="" manifest:full-path="Object 54/Configurations2/images/Bitmaps/"/>
  <manifest:file-entry manifest:media-type="" manifest:full-path="Object 54/Configurations2/images/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statusba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statusba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statusba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30/Configurations2/statusba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31/Configurations2/statusba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progressbar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32/Configurations2/statusba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progressbar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" manifest:full-path="Object 33/Configurations2/statusba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progressbar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statusba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progressbar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5/Configurations2/statusbar/"/>
  <manifest:file-entry manifest:media-type="" manifest:full-path="Object 35/Configurations2/accelerator/current.xml"/>
  <manifest:file-entry manifest:media-type="" manifest:full-path="Object 35/Configurations2/accelerato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progressbar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36/Configurations2/statusbar/"/>
  <manifest:file-entry manifest:media-type="" manifest:full-path="Object 36/Configurations2/floater/"/>
  <manifest:file-entry manifest:media-type="" manifest:full-path="Object 36/Configurations2/popupmenu/"/>
  <manifest:file-entry manifest:media-type="" manifest:full-path="Object 36/Configurations2/progressbar/"/>
  <manifest:file-entry manifest:media-type="" manifest:full-path="Object 36/Configurations2/menubar/"/>
  <manifest:file-entry manifest:media-type="" manifest:full-path="Object 36/Configurations2/toolbar/"/>
  <manifest:file-entry manifest:media-type="" manifest:full-path="Object 36/Configurations2/images/Bitmaps/"/>
  <manifest:file-entry manifest:media-type="" manifest:full-path="Object 36/Configurations2/images/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37/Configurations2/statusbar/"/>
  <manifest:file-entry manifest:media-type="" manifest:full-path="Object 37/Configurations2/floater/"/>
  <manifest:file-entry manifest:media-type="" manifest:full-path="Object 37/Configurations2/popupmenu/"/>
  <manifest:file-entry manifest:media-type="" manifest:full-path="Object 37/Configurations2/progressbar/"/>
  <manifest:file-entry manifest:media-type="" manifest:full-path="Object 37/Configurations2/menubar/"/>
  <manifest:file-entry manifest:media-type="" manifest:full-path="Object 37/Configurations2/toolbar/"/>
  <manifest:file-entry manifest:media-type="" manifest:full-path="Object 37/Configurations2/images/Bitmaps/"/>
  <manifest:file-entry manifest:media-type="" manifest:full-path="Object 37/Configurations2/images/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38/Configurations2/statusbar/"/>
  <manifest:file-entry manifest:media-type="" manifest:full-path="Object 38/Configurations2/floater/"/>
  <manifest:file-entry manifest:media-type="" manifest:full-path="Object 38/Configurations2/popupmenu/"/>
  <manifest:file-entry manifest:media-type="" manifest:full-path="Object 38/Configurations2/progressbar/"/>
  <manifest:file-entry manifest:media-type="" manifest:full-path="Object 38/Configurations2/menubar/"/>
  <manifest:file-entry manifest:media-type="" manifest:full-path="Object 38/Configurations2/toolbar/"/>
  <manifest:file-entry manifest:media-type="" manifest:full-path="Object 38/Configurations2/images/Bitmaps/"/>
  <manifest:file-entry manifest:media-type="" manifest:full-path="Object 38/Configurations2/images/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39/Configurations2/statusbar/"/>
  <manifest:file-entry manifest:media-type="" manifest:full-path="Object 39/Configurations2/floater/"/>
  <manifest:file-entry manifest:media-type="" manifest:full-path="Object 39/Configurations2/popupmenu/"/>
  <manifest:file-entry manifest:media-type="" manifest:full-path="Object 39/Configurations2/progressbar/"/>
  <manifest:file-entry manifest:media-type="" manifest:full-path="Object 39/Configurations2/menubar/"/>
  <manifest:file-entry manifest:media-type="" manifest:full-path="Object 39/Configurations2/toolbar/"/>
  <manifest:file-entry manifest:media-type="" manifest:full-path="Object 39/Configurations2/images/Bitmaps/"/>
  <manifest:file-entry manifest:media-type="" manifest:full-path="Object 39/Configurations2/images/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none" draw:fill-color="#00b8ff" draw:textarea-horizontal-align="center" draw:textarea-vertical-align="middle" draw:shadow="hidden" draw:shadow-offset-x="0.3cm" draw:shadow-offset-y="0.3cm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letter-kerning="true" style:font-family-asian="Gothic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P4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724cm" svg:y1="1.413cm" svg:x2="3.172cm" svg:y2="1.411cm">
          <text:p/>
        </draw:line>
        <draw:line draw:style-name="gr1" draw:text-style-name="P1" draw:layer="layout" svg:x1="3.732cm" svg:y1="2.711cm" svg:x2="3.165cm" svg:y2="2.711cm">
          <text:p/>
        </draw:line>
        <draw:line draw:style-name="gr1" draw:text-style-name="P1" draw:layer="layout" svg:x1="3.724cm" svg:y1="3.986cm" svg:x2="3.163cm" svg:y2="3.986cm">
          <text:p/>
        </draw:line>
        <draw:line draw:style-name="gr1" draw:text-style-name="P1" draw:layer="layout" svg:x1="3.172cm" svg:y1="3.989cm" svg:x2="3.171cm" svg:y2="1.411cm">
          <text:p/>
        </draw:line>
        <draw:frame draw:style-name="gr2" draw:layer="layout" svg:width="0.426cm" svg:height="0.469cm" svg:x="1.899cm" svg:y="0.23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426cm" svg:height="0.469cm" svg:x="1.911cm" svg:y="1.52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0.4cm" svg:height="0.469cm" svg:x="1.896cm" svg:y="2.806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3" draw:text-style-name="P1" draw:layer="layout" svg:width="0.135cm" svg:height="0.135cm" svg:x="3.929cm" svg:y="0.2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35cm" svg:height="0.135cm" svg:x="4.634cm" svg:y="0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35cm" svg:height="0.135cm" svg:x="3.938cm" svg:y="1.5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35cm" svg:height="0.135cm" svg:x="4.625cm" svg:y="1.5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35cm" svg:height="0.135cm" svg:x="3.99cm" svg:y="2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35cm" svg:height="0.135cm" svg:x="4.592cm" svg:y="2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path draw:style-name="gr4" draw:text-style-name="P2" draw:layer="layout" svg:width="0.906cm" svg:height="0.495cm" draw:transform="rotate (-1.57079632679579) translate (4.21915590894893cm 1.80299999999879cm)" svg:viewBox="0 0 907 496" svg:d="m0-7946c0-119 0-268 0-398s226-122 226 0c0-122 228-122 228 0 0-122 226-122 226 0 0-122 227-122 227 0 0 0 0 448 0 398">
              <draw:glue-point draw:id="4" svg:x="-4.987cm" svg:y="-5cm"/>
              <draw:glue-point draw:id="5" svg:x="-4.987cm" svg:y="5cm"/>
              <draw:glue-point draw:id="6" svg:x="-4.923cm" svg:y="-5cm"/>
              <draw:glue-point draw:id="7" svg:x="-4.923cm" svg:y="5cm"/>
              <text:p/>
            </draw:path>
            <draw:line draw:style-name="gr5" draw:text-style-name="P2" draw:layer="layout" svg:x1="4.324cm" svg:y1="1.803cm" svg:x2="4.324cm" svg:y2="2.71cm">
              <text:p/>
            </draw:line>
          </draw:g>
          <draw:g>
            <draw:path draw:style-name="gr6" draw:text-style-name="P2" draw:layer="layout" svg:width="0.897cm" svg:height="0.495cm" draw:transform="rotate (1.5707963267946) translate (4.50284409105182cm 2.71000000000461cm)" svg:viewBox="0 0 898 496" svg:d="m0 9498c0-119 0-268 0-398s224-122 224 0c0-122 226-122 226 0 0-122 223-122 223 0 0-122 225-122 225 0 0 0 0 448 0 398">
              <draw:glue-point draw:id="4" svg:x="4.987cm" svg:y="5cm"/>
              <draw:glue-point draw:id="5" svg:x="4.987cm" svg:y="-5cm"/>
              <draw:glue-point draw:id="6" svg:x="4.923cm" svg:y="5cm"/>
              <draw:glue-point draw:id="7" svg:x="4.923cm" svg:y="-5cm"/>
              <text:p/>
            </draw:path>
            <draw:line draw:style-name="gr7" draw:text-style-name="P2" draw:layer="layout" svg:x1="4.398cm" svg:y1="2.71cm" svg:x2="4.398cm" svg:y2="1.812cm">
              <text:p/>
            </draw:line>
          </draw:g>
        </draw:g>
        <draw:g>
          <draw:g>
            <draw:path draw:style-name="gr8" draw:text-style-name="P2" draw:layer="layout" svg:width="0.906cm" svg:height="0.495cm" draw:transform="rotate (-1.57079632679579) translate (4.22115590894893cm 3.07899999999881cm)" svg:viewBox="0 0 907 496" svg:d="m0-7950c0-119 0-268 0-398s226-122 226 0c0-122 228-122 228 0 0-122 226-122 226 0 0-122 227-122 227 0 0 0 0 448 0 398">
              <draw:glue-point draw:id="4" svg:x="-4.987cm" svg:y="-5cm"/>
              <draw:glue-point draw:id="5" svg:x="-4.987cm" svg:y="5cm"/>
              <draw:glue-point draw:id="6" svg:x="-4.923cm" svg:y="-5cm"/>
              <draw:glue-point draw:id="7" svg:x="-4.923cm" svg:y="5cm"/>
              <text:p/>
            </draw:path>
            <draw:line draw:style-name="gr9" draw:text-style-name="P2" draw:layer="layout" svg:x1="4.326cm" svg:y1="3.079cm" svg:x2="4.326cm" svg:y2="3.986cm">
              <text:p/>
            </draw:line>
          </draw:g>
          <draw:g>
            <draw:path draw:style-name="gr10" draw:text-style-name="P2" draw:layer="layout" svg:width="0.897cm" svg:height="0.495cm" draw:transform="rotate (1.5707963267946) translate (4.50484409105182cm 3.98600000000459cm)" svg:viewBox="0 0 898 496" svg:d="m0 9502c0-119 0-268 0-398s224-122 224 0c0-122 226-122 226 0 0-122 223-122 223 0 0-122 225-122 225 0 0 0 0 448 0 398">
              <draw:glue-point draw:id="4" svg:x="4.987cm" svg:y="5cm"/>
              <draw:glue-point draw:id="5" svg:x="4.987cm" svg:y="-5cm"/>
              <draw:glue-point draw:id="6" svg:x="4.923cm" svg:y="5cm"/>
              <draw:glue-point draw:id="7" svg:x="4.923cm" svg:y="-5cm"/>
              <text:p/>
            </draw:path>
            <draw:line draw:style-name="gr11" draw:text-style-name="P2" draw:layer="layout" svg:x1="4.4cm" svg:y1="3.986cm" svg:x2="4.4cm" svg:y2="3.088cm">
              <text:p/>
            </draw:line>
          </draw:g>
        </draw:g>
        <draw:g>
          <draw:g>
            <draw:path draw:style-name="gr12" draw:text-style-name="P2" draw:layer="layout" svg:width="0.906cm" svg:height="0.495cm" draw:transform="rotate (-1.57079632679579) translate (4.21715590894893cm 0.504999999998819cm)" svg:viewBox="0 0 907 496" svg:d="m0-7942c0-119 0-268 0-398s226-122 226 0c0-122 228-122 228 0 0-122 226-122 226 0 0-122 227-122 227 0 0 0 0 448 0 398">
              <draw:glue-point draw:id="4" svg:x="-4.987cm" svg:y="-5cm"/>
              <draw:glue-point draw:id="5" svg:x="-4.987cm" svg:y="5cm"/>
              <draw:glue-point draw:id="6" svg:x="-4.923cm" svg:y="-5cm"/>
              <draw:glue-point draw:id="7" svg:x="-4.923cm" svg:y="5cm"/>
              <text:p/>
            </draw:path>
            <draw:line draw:style-name="gr13" draw:text-style-name="P2" draw:layer="layout" svg:x1="4.322cm" svg:y1="0.505cm" svg:x2="4.322cm" svg:y2="1.412cm">
              <text:p/>
            </draw:line>
          </draw:g>
          <draw:g>
            <draw:path draw:style-name="gr14" draw:text-style-name="P2" draw:layer="layout" svg:width="0.897cm" svg:height="0.495cm" draw:transform="rotate (1.5707963267946) translate (4.50084409105182cm 1.41200000000461cm)" svg:viewBox="0 0 898 496" svg:d="m0 9494c0-119 0-268 0-398s224-122 224 0c0-122 226-122 226 0 0-122 223-122 223 0 0-122 225-122 225 0 0 0 0 448 0 398">
              <draw:glue-point draw:id="4" svg:x="4.987cm" svg:y="5cm"/>
              <draw:glue-point draw:id="5" svg:x="4.987cm" svg:y="-5cm"/>
              <draw:glue-point draw:id="6" svg:x="4.923cm" svg:y="5cm"/>
              <draw:glue-point draw:id="7" svg:x="4.923cm" svg:y="-5cm"/>
              <text:p/>
            </draw:path>
            <draw:line draw:style-name="gr15" draw:text-style-name="P2" draw:layer="layout" svg:x1="4.396cm" svg:y1="1.412cm" svg:x2="4.396cm" svg:y2="0.514cm">
              <text:p/>
            </draw:line>
          </draw:g>
        </draw:g>
        <draw:line draw:style-name="gr1" draw:text-style-name="P1" draw:layer="layout" svg:x1="3.726cm" svg:y1="0.507cm" svg:x2="2.264cm" svg:y2="0.507cm">
          <text:p/>
        </draw:line>
        <draw:line draw:style-name="gr1" draw:text-style-name="P1" draw:layer="layout" svg:x1="3.724cm" svg:y1="1.805cm" svg:x2="2.262cm" svg:y2="1.805cm">
          <text:p/>
        </draw:line>
        <draw:line draw:style-name="gr1" draw:text-style-name="P1" draw:layer="layout" svg:x1="3.726cm" svg:y1="3.059cm" svg:x2="2.264cm" svg:y2="3.059cm">
          <text:p/>
        </draw:line>
        <draw:line draw:style-name="gr1" draw:text-style-name="P1" draw:layer="layout" svg:x1="3.183cm" svg:y1="3.983cm" svg:x2="2.253cm" svg:y2="3.983cm">
          <text:p/>
        </draw:line>
        <draw:frame draw:style-name="gr2" draw:layer="layout" svg:width="0.43cm" svg:height="0.469cm" svg:x="1.883cm" svg:y="3.69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3" draw:text-style-name="P1" draw:layer="layout" svg:width="0.091cm" svg:height="0.091cm" svg:x="3.122cm" svg:y="3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091cm" svg:height="0.091cm" svg:x="3.131cm" svg:y="2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.994cm" svg:y1="1.406cm" svg:x2="4.994cm" svg:y2="1.807cm">
          <text:p/>
        </draw:line>
        <draw:line draw:style-name="gr1" draw:text-style-name="P1" draw:layer="layout" svg:x1="4.994cm" svg:y1="2.71cm" svg:x2="4.994cm" svg:y2="3.089cm">
          <text:p/>
        </draw:line>
        <draw:line draw:style-name="gr1" draw:text-style-name="P1" draw:layer="layout" svg:x1="6.454cm" svg:y1="3.09cm" svg:x2="4.992cm" svg:y2="3.09cm">
          <text:p/>
        </draw:line>
        <draw:line draw:style-name="gr1" draw:text-style-name="P1" draw:layer="layout" svg:x1="4.994cm" svg:y1="3.987cm" svg:x2="5.404cm" svg:y2="3.987cm">
          <text:p/>
        </draw:line>
        <draw:line draw:style-name="gr1" draw:text-style-name="P1" draw:layer="layout" svg:x1="5.4cm" svg:y1="3.987cm" svg:x2="5.4cm" svg:y2="0.509cm">
          <text:p/>
        </draw:line>
        <draw:line draw:style-name="gr1" draw:text-style-name="P1" draw:layer="layout" svg:x1="6.454cm" svg:y1="1.813cm" svg:x2="4.992cm" svg:y2="1.813cm">
          <text:p/>
        </draw:line>
        <draw:line draw:style-name="gr1" draw:text-style-name="P1" draw:layer="layout" svg:x1="6.45cm" svg:y1="0.513cm" svg:x2="4.988cm" svg:y2="0.513cm">
          <text:p/>
        </draw:line>
        <draw:custom-shape draw:style-name="gr3" draw:text-style-name="P1" draw:layer="layout" svg:width="0.091cm" svg:height="0.091cm" svg:x="4.946cm" svg:y="3.03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091cm" svg:height="0.091cm" svg:x="4.947cm" svg:y="1.76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566cm" svg:height="0.469cm" svg:x="6.483cm" svg:y="0.237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0.566cm" svg:height="0.469cm" svg:x="6.494cm" svg:y="1.563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0.549cm" svg:height="0.469cm" svg:x="6.542cm" svg:y="2.807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6" draw:text-style-name="P3" draw:layer="layout" svg:width="1.078cm" svg:height="0.911cm" svg:x="7.567cm" svg:y="3.107cm">
          <draw:text-box>
            <text:p><text:span text:style-name="T1">الف</text:span></text:p>
          </draw:text-box>
        </draw:frame>
        <draw:frame draw:style-name="gr16" draw:text-style-name="P3" draw:layer="layout" svg:width="0.714cm" svg:height="0.911cm" svg:x="7.723cm" svg:y="4.08cm">
          <draw:text-box>
            <text:p><text:span text:style-name="T1">با</text:span></text:p>
          </draw:text-box>
        </draw:frame>
        <draw:path draw:style-name="gr17" draw:text-style-name="P4" draw:layer="layout" svg:width="-0.935cm" svg:height="-0.144cm" svg:x="4.456cm" svg:y="6.255cm" svg:viewBox="0 0 -936 -145" svg:d="m936-12365c0-193-234-193-234 0 0-193-234-193-234 0 0-193-234-193-234 0 0-193-234-193-234 0">
          <draw:glue-point draw:id="4" svg:x="-5cm" svg:y="-4.827cm"/>
          <draw:glue-point draw:id="5" svg:x="5cm" svg:y="-4.827cm"/>
          <draw:glue-point draw:id="6" svg:x="-4.861cm" svg:y="-4.827cm"/>
          <draw:glue-point draw:id="7" svg:x="5cm" svg:y="-4.827cm"/>
          <text:p/>
        </draw:path>
        <draw:line draw:style-name="gr1" draw:text-style-name="P1" draw:layer="layout" svg:x1="4.764cm" svg:y1="6.109cm" svg:x2="4.454cm" svg:y2="6.109cm">
          <text:p/>
        </draw:line>
        <draw:line draw:style-name="gr1" draw:text-style-name="P1" draw:layer="layout" svg:x1="3.52cm" svg:y1="6.105cm" svg:x2="3.21cm" svg:y2="6.105cm">
          <text:p/>
        </draw:line>
        <draw:path draw:style-name="gr17" draw:text-style-name="P4" draw:layer="layout" svg:width="0.935cm" svg:height="0.145cm" draw:transform="rotate (1.04597582072) translate (2.46359549412383cm 7.10789906095118cm)" svg:viewBox="0 0 936 146" svg:d="m936 11532c0-193-234-193-234 0 0-193-234-193-234 0 0-193-234-193-234 1 0-194-234-193-234 0">
          <draw:glue-point draw:id="4" svg:x="4.918cm" svg:y="-4.677cm"/>
          <draw:glue-point draw:id="5" svg:x="-3.497cm" svg:y="4.952cm"/>
          <draw:glue-point draw:id="6" svg:x="4.808cm" svg:y="-4.533cm"/>
          <draw:glue-point draw:id="7" svg:x="-3.497cm" svg:y="4.952cm"/>
          <text:p/>
        </draw:path>
        <draw:line draw:style-name="gr1" draw:text-style-name="P1" draw:layer="layout" svg:x1="3.21cm" svg:y1="6.103cm" svg:x2="3.055cm" svg:y2="6.371cm">
          <text:p/>
        </draw:line>
        <draw:line draw:style-name="gr1" draw:text-style-name="P1" draw:layer="layout" svg:x1="2.592cm" svg:y1="7.183cm" svg:x2="2.437cm" svg:y2="7.451cm">
          <text:p/>
        </draw:line>
        <draw:path draw:style-name="gr17" draw:text-style-name="P4" draw:layer="layout" svg:width="0.935cm" svg:height="0.145cm" draw:transform="rotate (-1.04597582072119) translate (2.71351474459063cm 4.95833620949731cm)" svg:viewBox="0 0 936 146" svg:d="m0 417c0-193 234-193 234 0 0-193 234-193 234 1 0-194 234-193 234 0 0-193 234-193 234 0">
          <draw:glue-point draw:id="4" svg:x="-4.918cm" svg:y="-4.671cm"/>
          <draw:glue-point draw:id="5" svg:x="3.533cm" svg:y="4.97cm"/>
          <draw:glue-point draw:id="6" svg:x="-4.808cm" svg:y="-4.54cm"/>
          <draw:glue-point draw:id="7" svg:x="3.533cm" svg:y="4.97cm"/>
          <text:p/>
        </draw:path>
        <draw:line draw:style-name="gr1" draw:text-style-name="P1" draw:layer="layout" svg:x1="3.21cm" svg:y1="6.108cm" svg:x2="3.055cm" svg:y2="5.84cm">
          <text:p/>
        </draw:line>
        <draw:line draw:style-name="gr1" draw:text-style-name="P1" draw:layer="layout" svg:x1="2.592cm" svg:y1="5.028cm" svg:x2="2.437cm" svg:y2="4.76cm">
          <text:p/>
        </draw:line>
        <draw:path draw:style-name="gr17" draw:text-style-name="P4" draw:layer="layout" svg:width="0.935cm" svg:height="0.144cm" svg:x="6.012cm" svg:y="6.638cm" svg:viewBox="0 0 936 145" svg:d="m0 145c0-193 234-193 234 0 0-193 234-193 234 0 0-193 234-193 234 0 0-193 234-193 234 0">
          <draw:glue-point draw:id="4" svg:x="-5cm" svg:y="4.827cm"/>
          <draw:glue-point draw:id="5" svg:x="5cm" svg:y="4.827cm"/>
          <draw:glue-point draw:id="6" svg:x="-4.85cm" svg:y="4.827cm"/>
          <draw:glue-point draw:id="7" svg:x="5cm" svg:y="4.827cm"/>
          <text:p/>
        </draw:path>
        <draw:line draw:style-name="gr1" draw:text-style-name="P1" draw:layer="layout" svg:x1="7.256cm" svg:y1="6.783cm" svg:x2="6.946cm" svg:y2="6.783cm">
          <text:p/>
        </draw:line>
        <draw:line draw:style-name="gr1" draw:text-style-name="P1" draw:layer="layout" svg:x1="6.012cm" svg:y1="6.779cm" svg:x2="5.702cm" svg:y2="6.779cm">
          <text:p/>
        </draw:line>
        <draw:path draw:style-name="gr17" draw:text-style-name="P4" draw:layer="layout" svg:width="0.935cm" svg:height="0.144cm" draw:transform="rotate (2.0947441682432) translate (6.97512089927416cm 6.58995472221984cm)" svg:viewBox="0 0 936 145" svg:d="m0 5630c0-193 234-193 234 0 0-193 234-193 234 0 0-193 234-193 234 0 0-193 234-193 234 0">
          <draw:glue-point draw:id="4" svg:x="4.927cm" svg:y="4.677cm"/>
          <draw:glue-point draw:id="5" svg:x="-3.509cm" svg:y="-4.964cm"/>
          <draw:glue-point draw:id="6" svg:x="4.8cm" svg:y="4.545cm"/>
          <draw:glue-point draw:id="7" svg:x="-3.509cm" svg:y="-4.964cm"/>
          <text:p/>
        </draw:path>
        <draw:line draw:style-name="gr1" draw:text-style-name="P1" draw:layer="layout" svg:x1="5.702cm" svg:y1="6.784cm" svg:x2="5.857cm" svg:y2="6.516cm">
          <text:p/>
        </draw:line>
        <draw:line draw:style-name="gr1" draw:text-style-name="P1" draw:layer="layout" svg:x1="6.32cm" svg:y1="5.705cm" svg:x2="6.475cm" svg:y2="5.437cm">
          <text:p/>
        </draw:line>
        <draw:path draw:style-name="gr17" draw:text-style-name="P4" draw:layer="layout" svg:width="0.935cm" svg:height="0.145cm" draw:transform="rotate (-2.09561683287038) translate (6.45121490109708cm 5.77866798486104cm)" svg:viewBox="0 0 936 146" svg:d="m0-16811c0-193 233-193 234 0-1-193 234-194 234 0 0-194 233-194 234-1-1-193 234-193 234 0">
          <draw:glue-point draw:id="4" svg:x="3.533cm" svg:y="-4.964cm"/>
          <draw:glue-point draw:id="5" svg:x="-4.918cm" svg:y="4.677cm"/>
          <draw:glue-point draw:id="6" svg:x="3.406cm" svg:y="-4.832cm"/>
          <draw:glue-point draw:id="7" svg:x="-4.918cm" svg:y="4.677cm"/>
          <text:p/>
        </draw:path>
        <draw:line draw:style-name="gr1" draw:text-style-name="P1" draw:layer="layout" svg:x1="6.476cm" svg:y1="5.44cm" svg:x2="6.631cm" svg:y2="5.708cm">
          <text:p/>
        </draw:line>
        <draw:line draw:style-name="gr1" draw:text-style-name="P1" draw:layer="layout" svg:x1="7.101cm" svg:y1="6.515cm" svg:x2="7.256cm" svg:y2="6.783cm">
          <text:p/>
        </draw:line>
        <draw:custom-shape draw:style-name="gr3" draw:text-style-name="P1" draw:layer="measurelines" svg:width="0.135cm" svg:height="0.135cm" svg:x="2.808cm" svg:y="4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measurelines" svg:width="0.135cm" svg:height="0.135cm" svg:x="4.47cm" svg:y="6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measurelines" svg:width="0.135cm" svg:height="0.135cm" svg:x="2.244cm" svg:y="7.0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measurelines" svg:width="0.135cm" svg:height="0.135cm" svg:x="6.86cm" svg:y="6.8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measurelines" svg:width="0.135cm" svg:height="0.135cm" svg:x="5.668cm" svg:y="6.2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measurelines" svg:width="0.135cm" svg:height="0.135cm" svg:x="6.749cm" svg:y="5.5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measurelines" svg:x1="6.474cm" svg:y1="5.439cm" svg:x2="6.474cm" svg:y2="5.308cm">
          <text:p/>
        </draw:line>
        <draw:line draw:style-name="gr1" draw:text-style-name="P1" draw:layer="measurelines" svg:x1="6.474cm" svg:y1="5.308cm" svg:x2="7.758cm" svg:y2="5.308cm">
          <text:p/>
        </draw:line>
        <draw:line draw:style-name="gr1" draw:text-style-name="P1" draw:layer="measurelines" svg:x1="7.251cm" svg:y1="6.781cm" svg:x2="7.357cm" svg:y2="6.846cm">
          <text:p/>
        </draw:line>
        <draw:line draw:style-name="gr1" draw:text-style-name="P1" draw:layer="measurelines" svg:x1="7.353cm" svg:y1="6.846cm" svg:x2="7.754cm" svg:y2="6.846cm">
          <text:p/>
        </draw:line>
        <draw:line draw:style-name="gr1" draw:text-style-name="P1" draw:layer="measurelines" svg:x1="5.701cm" svg:y1="6.78cm" svg:x2="5.562cm" svg:y2="6.866cm">
          <text:p/>
        </draw:line>
        <draw:line draw:style-name="gr1" draw:text-style-name="P1" draw:layer="measurelines" svg:x1="5.578cm" svg:y1="6.866cm" svg:x2="5.578cm" svg:y2="7.684cm">
          <text:p/>
        </draw:line>
        <draw:line draw:style-name="gr1" draw:text-style-name="P1" draw:layer="measurelines" svg:x1="5.582cm" svg:y1="7.701cm" svg:x2="7.774cm" svg:y2="7.701cm">
          <text:p/>
        </draw:line>
        <draw:line draw:style-name="gr1" draw:text-style-name="P1" draw:layer="measurelines" svg:x1="2.437cm" svg:y1="4.761cm" svg:x2="1.345cm" svg:y2="4.761cm">
          <text:p/>
        </draw:line>
        <draw:line draw:style-name="gr1" draw:text-style-name="P1" draw:layer="measurelines" svg:x1="2.433cm" svg:y1="7.452cm" svg:x2="1.403cm" svg:y2="7.452cm">
          <text:p/>
        </draw:line>
        <draw:line draw:style-name="gr1" draw:text-style-name="P1" draw:layer="measurelines" svg:x1="1.421cm" svg:y1="7.737cm" svg:x2="4.765cm" svg:y2="7.737cm">
          <text:p/>
        </draw:line>
        <draw:line draw:style-name="gr1" draw:text-style-name="P1" draw:layer="measurelines" svg:x1="4.759cm" svg:y1="6.103cm" svg:x2="4.759cm" svg:y2="7.737cm">
          <text:p/>
        </draw:line>
        <draw:frame draw:style-name="gr2" draw:layer="measurelines" svg:width="0.426cm" svg:height="0.469cm" svg:x="0.945cm" svg:y="7.419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measurelines" svg:width="0.401cm" svg:height="0.469cm" svg:x="0.921cm" svg:y="4.528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measurelines" svg:width="0.424cm" svg:height="0.469cm" svg:x="0.996cm" svg:y="7.091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layer="measurelines" svg:width="0.566cm" svg:height="0.469cm" svg:x="7.779cm" svg:y="6.556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layer="measurelines" svg:width="0.546cm" svg:height="0.469cm" svg:x="7.718cm" svg:y="5.038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" draw:layer="measurelines" svg:width="0.568cm" svg:height="0.469cm" svg:x="7.882cm" svg:y="7.407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line draw:style-name="gr1" draw:text-style-name="P1" draw:layer="measurelines" svg:x1="3.202cm" svg:y1="6.106cm" svg:x2="2.23cm" svg:y2="6.106cm">
          <text:p/>
        </draw:line>
        <draw:frame draw:style-name="gr2" draw:layer="measurelines" svg:width="0.43cm" svg:height="0.469cm" svg:x="1.811cm" svg:y="5.859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3" draw:text-style-name="P1" draw:layer="measurelines" svg:width="0.091cm" svg:height="0.091cm" svg:x="3.16cm" svg:y="6.0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measurelines" svg:width="0.091cm" svg:height="0.091cm" svg:x="5.66cm" svg:y="6.7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measurelines" svg:width="0.091cm" svg:height="0.091cm" svg:x="7.207cm" svg:y="6.7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measurelines" svg:width="0.091cm" svg:height="0.091cm" svg:x="6.434cm" svg:y="5.4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82cm" svg:height="0.529cm" svg:x="3.254cm" svg:y="0.687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layer="layout" svg:width="0.682cm" svg:height="0.529cm" svg:x="3.253cm" svg:y="1.979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layer="layout" svg:width="0.667cm" svg:height="0.53cm" svg:x="3.232cm" svg:y="3.163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layer="layout" svg:width="0.682cm" svg:height="0.529cm" svg:x="2.131cm" svg:y="0.793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layer="layout" svg:width="0.668cm" svg:height="0.53cm" svg:x="2.025cm" svg:y="2.169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2" draw:layer="layout" svg:width="0.534cm" svg:height="0.466cm" svg:x="3.275cm" svg:y="0.411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2" draw:layer="layout" svg:width="0.534cm" svg:height="0.466cm" svg:x="3.296cm" svg:y="1.766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2" draw:layer="layout" svg:width="0.534cm" svg:height="0.466cm" svg:x="3.402cm" svg:y="3.036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" draw:layer="layout" svg:width="0.534cm" svg:height="0.466cm" svg:x="2.302cm" svg:y="0.539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" draw:layer="layout" svg:width="0.534cm" svg:height="0.466cm" svg:x="2.195cm" svg:y="2.02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" draw:layer="layout" svg:width="0.534cm" svg:height="0.466cm" svg:x="3.211cm" svg:y="1.026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" draw:layer="layout" svg:width="0.534cm" svg:height="0.466cm" svg:x="2.237cm" svg:y="1.28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2" draw:layer="layout" svg:width="0.534cm" svg:height="0.466cm" svg:x="3.295cm" svg:y="2.338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2" draw:layer="layout" svg:width="0.534cm" svg:height="0.466cm" svg:x="3.359cm" svg:y="3.587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2" draw:layer="layout" svg:width="0.534cm" svg:height="0.466cm" svg:x="2.174cm" svg:y="2.593cm"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2" draw:layer="layout" svg:width="0.682cm" svg:height="0.589cm" svg:x="5.985cm" svg:y="0.876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2" draw:layer="layout" svg:width="0.668cm" svg:height="0.589cm" svg:x="5.963cm" svg:y="2.232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2" draw:layer="layout" svg:width="0.682cm" svg:height="0.589cm" svg:x="6.26cm" svg:y="6.93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2" draw:layer="layout" svg:width="0.667cm" svg:height="0.59cm" svg:x="7.043cm" svg:y="5.661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2" draw:layer="layout" svg:width="0.668cm" svg:height="0.59cm" svg:x="5.434cm" svg:y="5.365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2" draw:layer="layout" svg:width="1.444cm" svg:height="0.7cm" svg:x="4.46cm" svg:y="4.518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2" draw:layer="layout" svg:width="0.682cm" svg:height="0.529cm" svg:x="3.593cm" svg:y="6.276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2" draw:layer="layout" svg:width="0.682cm" svg:height="0.529cm" svg:x="2.767cm" svg:y="6.553cm"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2" draw:layer="layout" svg:width="0.667cm" svg:height="0.53cm" svg:x="2.98cm" svg:y="4.985cm"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16" draw:text-style-name="P3" draw:layer="layout" svg:width="1.454cm" svg:height="1.571cm" svg:x="0.308cm" svg:y="1.011cm">
          <draw:text-box>
            <text:p><text:span text:style-name="T1">ابتدائی</text:span></text:p>
            <text:p><text:span text:style-name="T1"><text:s/></text:span><text:span text:style-name="T1">جانب</text:span></text:p>
          </draw:text-box>
        </draw:frame>
        <draw:frame draw:style-name="gr16" draw:text-style-name="P3" draw:layer="layout" svg:width="1.454cm" svg:height="1.571cm" svg:x="7.166cm" svg:y="1.118cm">
          <draw:text-box>
            <text:p><text:span text:style-name="T1">ثانوی</text:span></text:p>
            <text:p><text:span text:style-name="T1"><text:s/></text:span><text:span text:style-name="T1">جانب</text:span></text:p>
          </draw:text-box>
        </draw:frame>
        <draw:frame draw:style-name="gr2" draw:layer="layout" svg:width="0.534cm" svg:height="0.466cm" svg:x="3.91cm" svg:y="6.189cm"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2" draw:layer="layout" svg:width="0.534cm" svg:height="0.466cm" svg:x="2.555cm" svg:y="6.888cm"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2" draw:layer="layout" svg:width="0.534cm" svg:height="0.466cm" svg:x="2.788cm" svg:y="4.75cm"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2" draw:layer="layout" svg:width="0.534cm" svg:height="0.466cm" svg:x="6.704cm" svg:y="6.993cm"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2" draw:layer="layout" svg:width="0.534cm" svg:height="0.466cm" svg:x="5.285cm" svg:y="5.787cm"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2" draw:layer="layout" svg:width="0.534cm" svg:height="0.466cm" svg:x="6.873cm" svg:y="5.406cm"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2" draw:layer="layout" svg:width="0.534cm" svg:height="0.466cm" svg:x="3.148cm" svg:y="6.147cm"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2" draw:layer="layout" svg:width="0.534cm" svg:height="0.466cm" svg:x="3.063cm" svg:y="5.385cm"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2" draw:layer="layout" svg:width="0.534cm" svg:height="0.466cm" svg:x="2.936cm" svg:y="6.316cm"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2" draw:layer="layout" svg:width="0.534cm" svg:height="0.466cm" svg:x="5.836cm" svg:y="6.994cm"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layer="layout" svg:width="0.534cm" svg:height="0.466cm" svg:x="5.772cm" svg:y="5.3cm"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2" draw:layer="layout" svg:width="0.534cm" svg:height="0.466cm" svg:x="7.191cm" svg:y="6.126cm"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2" draw:layer="layout" svg:width="0.534cm" svg:height="0.466cm" svg:x="6.048cm" svg:y="1.299cm"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2" draw:layer="layout" svg:width="0.534cm" svg:height="0.466cm" svg:x="6.027cm" svg:y="2.612cm"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2" draw:layer="layout" svg:width="0.534cm" svg:height="0.466cm" svg:x="6.006cm" svg:y="0.558cm"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2" draw:layer="layout" svg:width="0.534cm" svg:height="0.466cm" svg:x="5.964cm" svg:y="1.871cm">
          <draw:object xlink:href="./Object 54" xlink:type="simple" xlink:show="embed" xlink:actuate="onLoad"/>
          <draw:image xlink:href="./ObjectReplacements/Object 5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8.1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/content.xml><?xml version="1.0" encoding="utf-8"?>
<!DOCTYPE math  PUBLIC '-//OpenOffice.org//DTD Modified W3C MathML 1.01//EN'  'math.dtd'>
<math:math xmlns:math="http://www.w3.org/1998/Math/MathML">
  <math:semantics>
    <math:mi>a</math:mi>
    <math:annotation math:encoding="StarMath 5.0">a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i>b</math:mi>
    <math:annotation math:encoding="StarMath 5.0">b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i>a</math:mi>
      <math:mi>'</math:mi>
    </math:mrow>
    <math:annotation math:encoding="StarMath 5.0">a'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i>c</math:mi>
      <math:mi>'</math:mi>
    </math:mrow>
    <math:annotation math:encoding="StarMath 5.0">c'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i>b</math:mi>
      <math:mi>'</math:mi>
    </math:mrow>
    <math:annotation math:encoding="StarMath 5.0">b'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i>n</math:mi>
    <math:annotation math:encoding="StarMath 5.0">n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sub>
      <math:mi>v</math:mi>
      <math:mi math:fontstyle="italic">an</math:mi>
    </math:msub>
    <math:annotation math:encoding="StarMath 5.0">v_{an}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sub>
      <math:mi>v</math:mi>
      <math:mi math:fontstyle="italic">bn</math:mi>
    </math:msub>
    <math:annotation math:encoding="StarMath 5.0">v_{bn}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sub>
      <math:mi>v</math:mi>
      <math:mi math:fontstyle="italic">cn</math:mi>
    </math:msub>
    <math:annotation math:encoding="StarMath 5.0">v_{cn}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sub>
      <math:mi>v</math:mi>
      <math:mi math:fontstyle="italic">ab</math:mi>
    </math:msub>
    <math:annotation math:encoding="StarMath 5.0">v_{ab}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sub>
      <math:mi>v</math:mi>
      <math:mi math:fontstyle="italic">bc</math:mi>
    </math:msub>
    <math:annotation math:encoding="StarMath 5.0">v_{bc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i>b</math:mi>
    <math:annotation math:encoding="StarMath 5.0">b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o math:stretchy="false">+</math:mo>
      <math:mrow/>
    </math:mrow>
    <math:annotation math:encoding="StarMath 5.0">+{}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o math:stretchy="false">+</math:mo>
      <math:mrow/>
    </math:mrow>
    <math:annotation math:encoding="StarMath 5.0">+{}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o math:stretchy="false">+</math:mo>
      <math:mrow/>
    </math:mrow>
    <math:annotation math:encoding="StarMath 5.0">+{}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o math:stretchy="false">+</math:mo>
      <math:mrow/>
    </math:mrow>
    <math:annotation math:encoding="StarMath 5.0">+{}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o math:stretchy="false">+</math:mo>
      <math:mrow/>
    </math:mrow>
    <math:annotation math:encoding="StarMath 5.0">+{}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row/>
    </math:mrow>
    <math:annotation math:encoding="StarMath 5.0">-{}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row/>
    </math:mrow>
    <math:annotation math:encoding="StarMath 5.0">-{}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row/>
    </math:mrow>
    <math:annotation math:encoding="StarMath 5.0">-{}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row/>
    </math:mrow>
    <math:annotation math:encoding="StarMath 5.0">-{}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row/>
    </math:mrow>
    <math:annotation math:encoding="StarMath 5.0">-{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i>c</math:mi>
    <math:annotation math:encoding="StarMath 5.0">c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subsup>
      <math:mi>v</math:mi>
      <math:mi math:fontstyle="italic">ab</math:mi>
      <math:mi>'</math:mi>
    </math:msubsup>
    <math:annotation math:encoding="StarMath 5.0">v^{'}_{ab}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subsup>
      <math:mi>v</math:mi>
      <math:mi math:fontstyle="italic">bc</math:mi>
      <math:mi>'</math:mi>
    </math:msubsup>
    <math:annotation math:encoding="StarMath 5.0">v^{'}_{bc}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subsup>
      <math:mi>v</math:mi>
      <math:mi math:fontstyle="italic">ab</math:mi>
      <math:mi>'</math:mi>
    </math:msubsup>
    <math:annotation math:encoding="StarMath 5.0">v^{'}_{ab}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subsup>
      <math:mi>v</math:mi>
      <math:mi math:fontstyle="italic">ca</math:mi>
      <math:mi>'</math:mi>
    </math:msubsup>
    <math:annotation math:encoding="StarMath 5.0">v^{'}_{ca}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subsup>
      <math:mi>v</math:mi>
      <math:mi math:fontstyle="italic">bc</math:mi>
      <math:mi>'</math:mi>
    </math:msubsup>
    <math:annotation math:encoding="StarMath 5.0">v^{'}_{bc}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i>Y</math:mi>
      <math:mi math:fontstyle="normal">:</math:mi>
      <math:mo math:stretchy="false">Δ</math:mo>
    </math:mrow>
    <math:annotation math:encoding="StarMath 5.0">Y:%DELTA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sub>
      <math:mi>v</math:mi>
      <math:mi math:fontstyle="italic">an</math:mi>
    </math:msub>
    <math:annotation math:encoding="StarMath 5.0">v_{an}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sub>
      <math:mi>v</math:mi>
      <math:mi math:fontstyle="italic">bn</math:mi>
    </math:msub>
    <math:annotation math:encoding="StarMath 5.0">v_{bn}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sub>
      <math:mi>v</math:mi>
      <math:mi math:fontstyle="italic">cn</math:mi>
    </math:msub>
    <math:annotation math:encoding="StarMath 5.0">v_{cn}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row>
      <math:mo math:stretchy="false">+</math:mo>
      <math:mrow/>
    </math:mrow>
    <math:annotation math:encoding="StarMath 5.0">+{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i>n</math:mi>
    <math:annotation math:encoding="StarMath 5.0">n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row>
      <math:mo math:stretchy="false">+</math:mo>
      <math:mrow/>
    </math:mrow>
    <math:annotation math:encoding="StarMath 5.0">+{}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row>
      <math:mo math:stretchy="false">+</math:mo>
      <math:mrow/>
    </math:mrow>
    <math:annotation math:encoding="StarMath 5.0">+{}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>
  <math:semantics>
    <math:mrow>
      <math:mo math:stretchy="false">+</math:mo>
      <math:mrow/>
    </math:mrow>
    <math:annotation math:encoding="StarMath 5.0">+{}</math:annotation>
  </math:semantics>
</math:math>
</file>

<file path=Object 43/content.xml><?xml version="1.0" encoding="utf-8"?>
<!DOCTYPE math  PUBLIC '-//OpenOffice.org//DTD Modified W3C MathML 1.01//EN'  'math.dtd'>
<math:math xmlns:math="http://www.w3.org/1998/Math/MathML">
  <math:semantics>
    <math:mrow>
      <math:mo math:stretchy="false">+</math:mo>
      <math:mrow/>
    </math:mrow>
    <math:annotation math:encoding="StarMath 5.0">+{}</math:annotation>
  </math:semantics>
</math:math>
</file>

<file path=Object 44/content.xml><?xml version="1.0" encoding="utf-8"?>
<!DOCTYPE math  PUBLIC '-//OpenOffice.org//DTD Modified W3C MathML 1.01//EN'  'math.dtd'>
<math:math xmlns:math="http://www.w3.org/1998/Math/MathML">
  <math:semantics>
    <math:mrow>
      <math:mo math:stretchy="false">+</math:mo>
      <math:mrow/>
    </math:mrow>
    <math:annotation math:encoding="StarMath 5.0">+{}</math:annotation>
  </math:semantics>
</math:math>
</file>

<file path=Object 45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row/>
    </math:mrow>
    <math:annotation math:encoding="StarMath 5.0">-{}</math:annotation>
  </math:semantics>
</math:math>
</file>

<file path=Object 46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row/>
    </math:mrow>
    <math:annotation math:encoding="StarMath 5.0">-{}</math:annotation>
  </math:semantics>
</math:math>
</file>

<file path=Object 47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row/>
    </math:mrow>
    <math:annotation math:encoding="StarMath 5.0">-{}</math:annotation>
  </math:semantics>
</math:math>
</file>

<file path=Object 48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row/>
    </math:mrow>
    <math:annotation math:encoding="StarMath 5.0">-{}</math:annotation>
  </math:semantics>
</math:math>
</file>

<file path=Object 49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row/>
    </math:mrow>
    <math:annotation math:encoding="StarMath 5.0">-{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>a</math:mi>
      <math:mi>'</math:mi>
    </math:mrow>
    <math:annotation math:encoding="StarMath 5.0">a'</math:annotation>
  </math:semantics>
</math:math>
</file>

<file path=Object 50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row/>
    </math:mrow>
    <math:annotation math:encoding="StarMath 5.0">-{}</math:annotation>
  </math:semantics>
</math:math>
</file>

<file path=Object 51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row/>
    </math:mrow>
    <math:annotation math:encoding="StarMath 5.0">-{}</math:annotation>
  </math:semantics>
</math:math>
</file>

<file path=Object 52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row/>
    </math:mrow>
    <math:annotation math:encoding="StarMath 5.0">-{}</math:annotation>
  </math:semantics>
</math:math>
</file>

<file path=Object 53/content.xml><?xml version="1.0" encoding="utf-8"?>
<!DOCTYPE math  PUBLIC '-//OpenOffice.org//DTD Modified W3C MathML 1.01//EN'  'math.dtd'>
<math:math xmlns:math="http://www.w3.org/1998/Math/MathML">
  <math:semantics>
    <math:mrow>
      <math:mo math:stretchy="false">+</math:mo>
      <math:mrow/>
    </math:mrow>
    <math:annotation math:encoding="StarMath 5.0">+{}</math:annotation>
  </math:semantics>
</math:math>
</file>

<file path=Object 54/content.xml><?xml version="1.0" encoding="utf-8"?>
<!DOCTYPE math  PUBLIC '-//OpenOffice.org//DTD Modified W3C MathML 1.01//EN'  'math.dtd'>
<math:math xmlns:math="http://www.w3.org/1998/Math/MathML">
  <math:semantics>
    <math:mrow>
      <math:mo math:stretchy="false">+</math:mo>
      <math:mrow/>
    </math:mrow>
    <math:annotation math:encoding="StarMath 5.0">+{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>b</math:mi>
      <math:mi>'</math:mi>
    </math:mrow>
    <math:annotation math:encoding="StarMath 5.0">b'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i>c</math:mi>
      <math:mi>'</math:mi>
    </math:mrow>
    <math:annotation math:encoding="StarMath 5.0">c'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i>a</math:mi>
    <math:annotation math:encoding="StarMath 5.0">a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i>c</math:mi>
    <math:annotation math:encoding="StarMath 5.0">c</math:annotation>
  </math:semantics>
</math:math>
</file>